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 Mono" svg:font-family="'Roboto Mono', 'Courier New', Courier, monospace"/>
    <style:font-face style:name="Roboto" svg:font-family="Roboto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" style:family="paragraph" style:parent-style-name="HTML_20_Preformatted">
      <style:paragraph-properties style:vertical-align="top"/>
    </style:style>
    <style:style style:name="P3" style:family="paragraph" style:parent-style-name="HTML_20_Preformatted">
      <style:paragraph-properties style:vertical-align="top"/>
      <style:text-properties fo:color="#37474f" fo:font-size="11pt" style:font-size-asian="11pt" style:font-size-complex="11pt"/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Normal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6" style:family="paragraph" style:parent-style-name="Normal">
      <style:text-properties officeooo:rsid="0015b5c8" officeooo:paragraph-rsid="0015b5c8"/>
    </style:style>
    <style:style style:name="P7" style:family="paragraph" style:parent-style-name="List_20_Paragraph" style:list-style-name="L1"/>
    <style:style style:name="P8" style:family="paragraph" style:parent-style-name="Preformatted_20_Text">
      <style:text-properties fo:font-variant="normal" fo:text-transform="none" fo:color="#37474f" style:font-name="Roboto Mono" fo:font-size="9.75pt" fo:letter-spacing="normal" fo:font-style="normal" fo:font-weight="normal" officeooo:paragraph-rsid="0015b5c8"/>
    </style:style>
    <style:style style:name="P9" style:family="paragraph" style:parent-style-name="Preformatted_20_Text">
      <style:text-properties fo:font-variant="normal" fo:text-transform="none" fo:color="#37474f" style:font-name="Roboto Mono" fo:font-size="11pt" fo:letter-spacing="normal" fo:font-style="normal" fo:font-weight="normal" officeooo:paragraph-rsid="0015b5c8" style:font-size-asian="11pt" style:font-size-complex="11pt"/>
    </style:style>
    <style:style style:name="T1" style:family="text">
      <style:text-properties officeooo:rsid="00152852"/>
    </style:style>
    <style:style style:name="T2" style:family="text">
      <style:text-properties officeooo:rsid="00159da7"/>
    </style:style>
    <style:style style:name="T3" style:family="text">
      <style:text-properties officeooo:rsid="0015b5c8"/>
    </style:style>
    <style:style style:name="T4" style:family="text">
      <style:text-properties officeooo:rsid="0017064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5b5c8" style:font-weight-asian="bol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.Moore</text:p>
      <text:p text:style-name="Normal">2.<text:span text:style-name="T2">10</text:span>.19</text:p>
      <text:p text:style-name="Normal">Notes taken from webpage: <text:a xlink:type="simple" xlink:href="http://wiki.seeedstudio.com/Grove-Gas_Sensor-MQ2/" text:style-name="Internet_20_link" text:visited-style-name="Visited_20_Internet_20_Link"><text:span text:style-name="Hyperlink"><text:span text:style-name="T1">http://wiki.seeedstudio.com/Grove-Gas_Sensor-MQ2/</text:span></text:span></text:a></text:p>
      <text:p text:style-name="Normal">GIT Project Directory: <text:a xlink:type="simple" xlink:href="https://github.com/Seeed-Studio/grove.py" office:target-frame-name="_top" xlink:show="replace" text:style-name="Internet_20_link" text:visited-style-name="Visited_20_Internet_20_Link"><text:span text:style-name="Hyperlink">https://github.com/Seeed-Studio/grove.py</text:span></text:a></text:p>
      <text:p text:style-name="P1"/>
      <text:p text:style-name="P1">Grove <text:span text:style-name="T2">Gas S</text:span>ensor <text:span text:style-name="T2">(MQ2) </text:span>Library Setup</text:p>
      <text:p text:style-name="Normal"><text:span text:style-name="T3">Gas</text:span> sensor is connected to the A0 port of the base hat.</text:p>
      <text:p text:style-name="P2">Step1: Setting up software on RPI… </text:p>
      <text:p text:style-name="P2"/>
      <text:p text:style-name="P3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3">Successfully installed grove.py-0.5</text:p>
      <text:p text:style-name="P3">#######################################################</text:p>
      <text:p text:style-name="P3">Lastest Grove.py from github install complete <text:s text:c="2"/>!!!!!</text:p>
      <text:p text:style-name="P3">#######################################################</text:p>
      <text:p text:style-name="Normal"/>
      <text:p text:style-name="Normal">Step3: </text:p>
      <text:p text:style-name="Normal">Git clone the Github repository.</text:p>
      <text:p text:style-name="Normal">$$ cd ~</text:p>
      <text:p text:style-name="Normal">$$ git clone https://github.com/DexterInd/GrovePi.git</text:p>
      <text:p text:style-name="Normal"/>
      <text:p text:style-name="P6">Step4:</text:p>
      <text:p text:style-name="P6">Copy grove_gas_sensor_mq2.py from this directory to:</text:p>
      <text:p text:style-name="P9"><text:span text:style-name="T3">$$ cd grove.py/grove</text:span></text:p>
      <text:p text:style-name="P8"/>
      <text:p text:style-name="Normal"><text:span text:style-name="T6">MQ2</text:span><text:span text:style-name="T5"> Sensor Usage (With GrovePi_Plus Hat for Raspberry Pi) :</text:span></text:p>
      <text:list xml:id="list3308845744" text:style-name="L1">
        <text:list-item>
          <text:p text:style-name="P7">python grove_<text:span text:style-name="T4">gas</text:span>_sensor.py</text:p>
        </text:list-item>
      </text:list>
      <text:p text:style-name="List_20_Paragraph">Example:</text:p>
      <text:p text:style-name="List_20_Paragraph"><text:span text:style-name="T4">$$ </text:span>cd ~/GrovePi/Software/Python</text:p>
      <text:p text:style-name="List_20_Paragraph"><text:span text:style-name="T4">$$ </text:span>python grove_gas_sensor.py</text:p>
      <text:p text:style-name="List_20_Paragraph"><text:soft-page-break/><text:tab/>(<text:span text:style-name="T4">P</text:span>in A0 is used. <text:span text:style-name="T4">Pin number ‘0 for A0’ is inside grove_gas_sensor.py code. Edit number in code to change port being used.</text:span>)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 Mono" svg:font-family="'Roboto Mono', 'Courier New', Courier, monospace"/>
    <style:font-face style:name="Roboto" svg:font-family="Roboto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54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tcmoore</meta:initial-creator>
    <meta:creation-date>2019-02-06T15:16:00Z</meta:creation-date>
    <dc:date>2019-02-10T16:04:04.616456380</dc:date>
    <meta:editing-cycles>16</meta:editing-cycles>
    <meta:editing-duration>PT1H45M54S</meta:editing-duration>
    <meta:document-statistic meta:table-count="0" meta:image-count="0" meta:object-count="0" meta:page-count="2" meta:paragraph-count="27" meta:word-count="129" meta:character-count="1066" meta:non-whitespace-character-count="960"/>
    <meta:template xlink:type="simple" xlink:actuate="onRequest" xlink:title="" xlink:href="Normal.dotm"/>
  </office:meta>
</office:document-meta>
</file>